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563: "* (Es bewegt sich nicht mehr.)/%",</text:p>
          </table:table-cell>
          <table:table-cell table:number-columns-repeated="5"/>
          <table:table-cell office:value-type="string" calcext:value-type="string">
            <text:p>Zeilennummer 1563: "* (It won't move anymore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63: "* (You haven't decided if you want to do the puzzle yet.)/%",</text:p>
          </table:table-cell>
          <table:table-cell table:number-columns-repeated="5"/>
          <table:table-cell office:value-type="string" calcext:value-type="string">
            <text:p>Zeilennummer 1563: "* (You haven't decided if you want to do the puzzle yet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63: "* What!^1?&amp;* The puzzle!?/",</text:p>
          </table:table-cell>
          <table:table-cell table:number-columns-repeated="5"/>
          <table:table-cell office:value-type="string" calcext:value-type="string">
            <text:p>Zeilennummer 1563: "* What!^1?&amp;* The puzzle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63: "\\E0* I thought you were on MY side^1, Kris./",</text:p>
          </table:table-cell>
          <table:table-cell table:number-columns-repeated="5"/>
          <table:table-cell office:value-type="string" calcext:value-type="string">
            <text:p>Zeilennummer 1563: "\\E0* I thought you were on MY side^1, Kri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63: "\\E2* ... wait a sec^1.&amp;* Those boxes...^1!&amp;* I get it!/",</text:p>
          </table:table-cell>
          <table:table-cell table:number-columns-repeated="5"/>
          <table:table-cell office:value-type="string" calcext:value-type="string">
            <text:p>Zeilennummer 1563: "\\E2* ... wait a sec^1.&amp;* Those boxes...^1!&amp;* I get it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1563: "* Wait a second^1, Kris!/%",</text:p>
          </table:table-cell>
          <table:table-cell table:number-columns-repeated="5"/>
          <table:table-cell office:value-type="string" calcext:value-type="string">
            <text:p>Zeilennummer 1563: "* Wait a second^1, Kris!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56:08.492000000</meta:creation-date>
    <dc:date>2023-06-18T21:57:22.209000000</dc:date>
    <meta:editing-duration>PT1M13S</meta:editing-duration>
    <meta:editing-cycles>1</meta:editing-cycles>
    <meta:document-statistic meta:table-count="1" meta:cell-count="15" meta:object-count="0"/>
    <meta:generator>LibreOffice/7.4.3.2$Windows_X86_64 LibreOffice_project/1048a8393ae2eeec98dff31b5c133c5f1d08b890</meta:generator>
  </office:meta>
</office:document-meta>
</file>